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0.78cm" fo:min-width="8.889cm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draw:marker-start-width="0.352cm" draw:marker-end="Arrow" draw:marker-end-width="0.406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2.13cm" fo:min-width="2.22cm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000000" draw:marker-start-width="0.352cm" draw:marker-end-width="0.352cm" draw:fill="none" draw:fill-color="#000000" draw:textarea-horizontal-align="justify" draw:textarea-vertical-align="middle" draw:auto-grow-height="false" fo:min-height="0.384cm" fo:min-width="4.024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2cm" draw:marker-start-width="0.352cm" draw:marker-end="Arrow" draw:marker-end-width="0.406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02cm" svg:stroke-color="#000000" draw:marker-start-width="0.352cm" draw:marker-end-width="0.352cm" draw:fill="none" draw:fill-color="#000000" draw:textarea-horizontal-align="justify" draw:textarea-vertical-align="middle" draw:auto-grow-height="false" fo:min-height="0.408cm" fo:min-width="3.528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6pt" fo:font-weight="bold" style:font-size-asian="18pt" style:font-size-complex="18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6pt" fo:font-weight="bold" style:font-size-asian="18pt" style:font-size-complex="18pt"/>
    </style:style>
    <style:style style:name="T1" style:family="text">
      <style:text-properties fo:font-size="16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9.491cm" svg:height="1.132cm" svg:x="4.431cm" svg:y="1.14cm">
          <text:p text:style-name="P1"><text:span text:style-name="T1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9.491cm" svg:height="1.132cm" svg:x="4.436cm" svg:y="3.064cm">
          <text:p text:style-name="P3"><text:span text:style-name="T1">Add_nand: [RAM15] = r0 = 0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9.176cm" svg:y1="2.272cm" svg:x2="9.181cm" svg:y2="3.064cm" draw:start-shape="id1" draw:start-glue-point="2" draw:end-shape="id2" draw:end-glue-point="0" svg:d="M9176 2272l5 792" svg:viewBox="0 0 6 793">
          <text:p/>
        </draw:connector>
        <draw:custom-shape draw:style-name="gr1" draw:text-style-name="P4" xml:id="id3" draw:id="id3" draw:layer="layout" svg:width="9.491cm" svg:height="1.132cm" svg:x="4.436cm" svg:y="4.964cm">
          <text:p text:style-name="P3"><text:span text:style-name="T1">Counter: <text:s text:c="4"/>[RAM14] = r0 = 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9.181cm" svg:y1="4.196cm" svg:x2="9.181cm" svg:y2="4.964cm" draw:start-shape="id2" draw:start-glue-point="2" draw:end-shape="id3" draw:end-glue-point="0" svg:d="M9181 4196v768" svg:viewBox="0 0 1 769">
          <text:p/>
        </draw:connector>
        <draw:custom-shape draw:style-name="gr1" draw:text-style-name="P4" xml:id="id4" draw:id="id4" draw:layer="layout" svg:width="9.491cm" svg:height="1.132cm" svg:x="4.435cm" svg:y="6.864cm">
          <text:p text:style-name="P1"><text:span text:style-name="T1">r0 = FF, <text:s text:c="3"/>r1 = FF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xml:id="id5" draw:id="id5" draw:layer="layout" svg:width="9.491cm" svg:height="1.132cm" svg:x="4.435cm" svg:y="8.764cm">
          <text:p text:style-name="P3"><text:span text:style-name="T1">Loop: <text:s text:c="4"/>SHR r0, <text:s text:c="2"/>SHL 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9.18cm" svg:y1="7.996cm" svg:x2="9.18cm" svg:y2="8.764cm" draw:start-shape="id4" draw:start-glue-point="2" draw:end-shape="id5" draw:end-glue-point="0" svg:d="M9180 7996v768" svg:viewBox="0 0 1 769">
          <text:p/>
        </draw:connector>
        <draw:connector draw:style-name="gr2" draw:text-style-name="P1" draw:layer="layout" draw:type="line" svg:x1="9.181cm" svg:y1="6.096cm" svg:x2="9.18cm" svg:y2="6.864cm" draw:start-shape="id3" draw:start-glue-point="2" draw:end-shape="id4" draw:end-glue-point="0" svg:d="M9181 6096l-1 768" svg:viewBox="0 0 2 769">
          <text:p/>
        </draw:connector>
        <draw:connector draw:style-name="gr2" draw:text-style-name="P1" draw:layer="layout" draw:type="line" svg:x1="9.18cm" svg:y1="9.896cm" svg:x2="9.174cm" svg:y2="10.646cm" draw:start-shape="id5" draw:start-glue-point="2" draw:end-shape="id6" draw:end-glue-point="0" svg:d="M9180 9896l-6 750" svg:viewBox="0 0 7 751">
          <text:p/>
        </draw:connector>
        <draw:custom-shape draw:style-name="gr1" draw:text-style-name="P2" xml:id="id14" draw:id="id14" draw:layer="layout" svg:width="9.491cm" svg:height="1.132cm" svg:x="4.463cm" svg:y="21.441cm">
          <text:p text:style-name="P3"><text:span text:style-name="T1">Counter: <text:s text:c="3"/>r0 =</text:span><text:span text:style-name="T1"> [RAM14] 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" draw:id="id10" draw:layer="layout" svg:width="9.491cm" svg:height="1.132cm" svg:x="4.435cm" svg:y="20.065cm">
          <text:p text:style-name="P3"><text:span text:style-name="T1">NAND: <text:s text:c="2"/>r0 = r0 NAND r1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3.923cm" svg:y1="19.25cm" svg:x2="15.459cm" svg:y2="19.252cm" draw:start-shape="id7" draw:start-glue-point="1" draw:end-shape="id8" draw:end-glue-point="3" svg:d="M13923 19250l1536 2" svg:viewBox="0 0 1537 3">
          <text:p/>
        </draw:connector>
        <draw:custom-shape draw:style-name="gr4" draw:text-style-name="P4" xml:id="id8" draw:id="id8" draw:layer="layout" svg:width="2.822cm" svg:height="2.482cm" svg:x="15.459cm" svg:y="18.011cm">
          <text:p text:style-name="P1"><text:span text:style-name="T1">OUT r0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xml:id="id7" draw:id="id7" draw:layer="layout" svg:width="9.491cm" svg:height="1.132cm" svg:x="4.432cm" svg:y="18.684cm">
          <text:p text:style-name="P1"><text:span text:style-name="T1">r0 = r0 + r1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9" draw:id="id9" draw:layer="layout" svg:width="9.247cm" svg:height="1.466cm" svg:x="4.557cm" svg:y="14.594cm">
          <text:p text:style-name="P1"><text:span text:style-name="T1">r0 (Add_nand) = 0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line-skew="-0.47cm" svg:x1="4.557cm" svg:y1="15.327cm" svg:x2="4.435cm" svg:y2="20.631cm" draw:start-shape="id9" draw:start-glue-point="5" draw:end-shape="id10" draw:end-glue-point="3" svg:d="M4557 15327h-1144v5304h1022" svg:viewBox="0 0 1145 5305">
          <text:p/>
        </draw:connector>
        <draw:connector draw:style-name="gr2" draw:text-style-name="P1" draw:layer="layout" draw:line-skew="-0.19cm" svg:x1="13.926cm" svg:y1="20.631cm" svg:x2="15.459cm" svg:y2="19.252cm" draw:start-shape="id10" draw:start-glue-point="1" draw:end-shape="id8" draw:end-glue-point="3" svg:d="M13926 20631h576v-1379h957" svg:viewBox="0 0 1534 1380">
          <text:p/>
        </draw:connector>
        <draw:custom-shape draw:style-name="gr1" draw:text-style-name="P2" xml:id="id6" draw:id="id6" draw:layer="layout" svg:width="9.491cm" svg:height="1.132cm" svg:x="4.429cm" svg:y="10.646cm">
          <text:p text:style-name="P1"><text:span text:style-name="T1">r3 = 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9.174cm" svg:y1="11.778cm" svg:x2="9.174cm" svg:y2="12.608cm" draw:start-shape="id6" draw:start-glue-point="2" draw:end-shape="id11" draw:end-glue-point="0" svg:d="M9174 11778v830" svg:viewBox="0 0 1 831">
          <text:p/>
        </draw:connector>
        <draw:connector draw:style-name="gr2" draw:text-style-name="P1" draw:layer="layout" draw:type="line" svg:x1="9.192cm" svg:y1="24.926cm" svg:x2="9.201cm" svg:y2="25.673cm" draw:start-shape="id12" draw:start-glue-point="6" draw:end-shape="id13" draw:end-glue-point="0" svg:d="M9192 24926l9 747" svg:viewBox="0 0 10 748">
          <text:p/>
        </draw:connector>
        <draw:custom-shape draw:style-name="gr7" draw:text-style-name="P1" xml:id="id12" draw:id="id12" draw:layer="layout" svg:width="8.255cm" svg:height="1.515cm" svg:x="5.064cm" svg:y="23.411cm">
          <text:p text:style-name="P1"><text:span text:style-name="T1">r0 (Counter) &lt; 0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" svg:x1="9.208cm" svg:y1="22.573cm" svg:x2="9.192cm" svg:y2="23.411cm" draw:start-shape="id14" draw:start-glue-point="2" draw:end-shape="id12" draw:end-glue-point="4" svg:d="M9208 22573l-16 838" svg:viewBox="0 0 17 839">
          <text:p/>
        </draw:connector>
        <draw:custom-shape draw:style-name="gr1" draw:text-style-name="P4" xml:id="id13" draw:id="id13" draw:layer="layout" svg:width="9.491cm" svg:height="1.132cm" svg:x="4.456cm" svg:y="25.673cm">
          <text:p text:style-name="P1"><text:span text:style-name="T1">r0 = r3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6.87cm" svg:y1="20.493cm" svg:x2="13.954cm" svg:y2="22.007cm" draw:start-shape="id8" draw:start-glue-point="2" draw:end-shape="id14" draw:end-glue-point="1" svg:d="M16870 20493v1514h-2916" svg:viewBox="0 0 2917 1515">
          <text:p/>
        </draw:connector>
        <draw:connector draw:style-name="gr3" draw:text-style-name="P1" draw:layer="layout" draw:line-skew="-0.974cm" svg:x1="5.064cm" svg:y1="24.169cm" svg:x2="4.431cm" svg:y2="1.706cm" draw:start-shape="id12" draw:start-glue-point="5" draw:end-shape="id1" draw:end-glue-point="3" svg:d="M5064 24169h-2159v-22463h1526" svg:viewBox="0 0 2160 22464">
          <text:p/>
        </draw:connector>
        <draw:frame draw:style-name="gr8" draw:text-style-name="P1" draw:layer="layout" svg:width="1.016cm" svg:height="0.878cm" svg:x="3.794cm" svg:y="14.451cm">
          <draw:text-box>
            <text:p text:style-name="P1"><text:span text:style-name="T1">Y</text:span></text:p>
          </draw:text-box>
        </draw:frame>
        <draw:frame draw:style-name="gr8" draw:text-style-name="P1" draw:layer="layout" svg:width="1.016cm" svg:height="0.878cm" svg:x="7.985cm" svg:y="16.013cm">
          <draw:text-box>
            <text:p text:style-name="P1"><text:span text:style-name="T1">N</text:span></text:p>
          </draw:text-box>
        </draw:frame>
        <draw:frame draw:style-name="gr8" draw:text-style-name="P1" draw:layer="layout" svg:width="1.016cm" svg:height="0.878cm" svg:x="3.767cm" svg:y="23.341cm">
          <draw:text-box>
            <text:p text:style-name="P1"><text:span text:style-name="T1">Y</text:span></text:p>
          </draw:text-box>
        </draw:frame>
        <draw:frame draw:style-name="gr8" draw:text-style-name="P1" draw:layer="layout" svg:width="1.016cm" svg:height="0.878cm" svg:x="8.112cm" svg:y="24.822cm">
          <draw:text-box>
            <text:p text:style-name="P1"><text:span text:style-name="T1">N</text:span></text:p>
          </draw:text-box>
        </draw:frame>
        <draw:connector draw:style-name="gr2" draw:text-style-name="P1" draw:layer="layout" draw:line-skew="4.156cm" svg:x1="13.947cm" svg:y1="26.239cm" svg:x2="13.926cm" svg:y2="9.33cm" draw:start-shape="id13" draw:start-glue-point="1" draw:end-shape="id5" draw:end-glue-point="1" svg:d="M13947 26239h4706v-16909h-4727" svg:viewBox="0 0 4728 16910">
          <text:p/>
        </draw:connector>
        <draw:custom-shape draw:style-name="gr1" draw:text-style-name="P4" xml:id="id15" draw:id="id15" draw:layer="layout" svg:width="9.491cm" svg:height="1.132cm" svg:x="4.429cm" svg:y="16.821cm">
          <text:p text:style-name="P1"><text:span text:style-name="T1">r0 = r3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9.174cm" svg:y1="17.953cm" svg:x2="9.177cm" svg:y2="18.684cm" draw:start-shape="id15" draw:start-glue-point="2" draw:end-shape="id7" draw:end-glue-point="0" svg:d="M9174 17953l3 731" svg:viewBox="0 0 4 732">
          <text:p/>
        </draw:connector>
        <draw:connector draw:style-name="gr2" draw:text-style-name="P1" draw:layer="layout" draw:type="line" svg:x1="9.181cm" svg:y1="16.06cm" svg:x2="9.174cm" svg:y2="16.821cm" draw:start-shape="id9" draw:start-glue-point="6" draw:end-shape="id15" draw:end-glue-point="0" svg:d="M9181 16060l-7 761" svg:viewBox="0 0 8 762">
          <text:p/>
        </draw:connector>
        <draw:custom-shape draw:style-name="gr1" draw:text-style-name="P2" xml:id="id11" draw:id="id11" draw:layer="layout" svg:width="9.491cm" svg:height="1.132cm" svg:x="4.429cm" svg:y="12.608cm">
          <text:p text:style-name="P3"><text:span text:style-name="T1">Counter: <text:s text:c="3"/>r0 =</text:span><text:span text:style-name="T1"> [RAM14] 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9.174cm" svg:y1="13.74cm" svg:x2="9.181cm" svg:y2="14.594cm" draw:start-shape="id11" draw:start-glue-point="2" draw:end-shape="id9" draw:end-glue-point="4" svg:d="M9174 13740l7 854" svg:viewBox="0 0 8 85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4T19:38:28.614000000</meta:creation-date>
    <dc:date>2015-04-05T01:50:37.797000000</dc:date>
    <meta:editing-duration>PT4H33M36S</meta:editing-duration>
    <meta:editing-cycles>4</meta:editing-cycles>
    <meta:generator>LibreOffice/4.3.5.2$Windows_x86 LibreOffice_project/3a87456aaa6a95c63eea1c1b3201acedf0751bd5</meta:generator>
    <meta:document-statistic meta:object-count="36"/>
  </office:meta>
</office:document-meta>
</file>